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120.1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99.35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os_20_planta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 plan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codigo_produc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gama</text:p>
          </table:table-cell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antidad_en_stock</text:p>
          </table:table-cell>
          <table:table-cell table:style-name="ce1" office:value-type="string" calcext:value-type="string">
            <text:p>precio_venta</text:p>
          </table:table-cell>
          <table:table-cell table:style-name="ce1" office:value-type="string" calcext:value-type="string">
            <text:p>precio_proveed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-300</text:p>
          </table:table-cell>
          <table:table-cell table:style-name="ce2" office:value-type="string" calcext:value-type="string">
            <text:p>Geranium columbinum L.</text:p>
          </table:table-cell>
          <table:table-cell table:style-name="ce2" office:value-type="string" calcext:value-type="string">
            <text:p>Ornamentales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Viveros Guzman</text:p>
          </table:table-cell>
          <table:table-cell table:style-name="ce2" office:value-type="string" calcext:value-type="string">
            <text:p>Este tipo de geranio es conocido comúnmente como geranio pie de paloma. Quizás, el nombre común venga por la semejanza de sus tallos que se tornan de color rojizo y la parte del tallo en la que empieza a salir la flor con la pata de estas aves. Además, sus tallos están cubiertos por una especie de capa repleta de pelo casi invisible al ojo humano.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-301</text:p>
          </table:table-cell>
          <table:table-cell table:style-name="ce2" office:value-type="string" calcext:value-type="string">
            <text:p>Geranium dissectum L.</text:p>
          </table:table-cell>
          <table:table-cell table:style-name="ce2" office:value-type="string" calcext:value-type="string">
            <text:p>Ornamentales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Viveros Guzman</text:p>
          </table:table-cell>
          <table:table-cell table:style-name="ce2" office:value-type="string" calcext:value-type="string">
            <text:p>Al igual que la mayoría de los geranios pertenecientes a la familia Geranium, esta planta de tipo anual llega a alcanzar los 40 cm de altura. El Geranium dissectum L. es bastante reconocible por sus flores de color púrpura, siempre dispuestas por parejas y sus hojas de color verde intenso.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-302</text:p>
          </table:table-cell>
          <table:table-cell table:style-name="ce2" office:value-type="string" calcext:value-type="string">
            <text:p>Geranium dolomiticum L.</text:p>
          </table:table-cell>
          <table:table-cell table:style-name="ce2" office:value-type="string" calcext:value-type="string">
            <text:p>Ornamentales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string" calcext:value-type="string">
            <text:p>Viveros Guzman</text:p>
          </table:table-cell>
          <table:table-cell table:style-name="ce2" office:value-type="string" calcext:value-type="string">
            <text:p>Es una de las especies en peligro de extinción, ya que solo es propia de las comarcas de Ponferrada y de Priaranza del Bierzo, en León, España. Esta especie suele reproducirse con facilidad sobre bloques de calizas y que desprende semillas sin ninguna regularidad. De ahí, que el Geranium dolomiticum L. se trate de reproducir actualmente en invernaderos. Esta herbácea perenne produce flores de color púrpura azulado y aisladas durante los meses de verano.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-303</text:p>
          </table:table-cell>
          <table:table-cell table:style-name="ce2" office:value-type="string" calcext:value-type="string">
            <text:p>Geranium lucidum L.</text:p>
          </table:table-cell>
          <table:table-cell table:style-name="ce2" office:value-type="string" calcext:value-type="string">
            <text:p>Ornamentales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Viveros Guzman</text:p>
          </table:table-cell>
          <table:table-cell table:style-name="ce2" office:value-type="string" calcext:value-type="string">
            <text:p>También originario de Europa, este es uno de los tipos de geranio que se caracteriza por tallos rojizos que llegan a alcanzar más de 30 cm de altura y por sus hojas de color verde brillante, dispuestas de forma dividida. Su época de floración es primavera y sus flores son pequeñas y de color rosado. Conoce plantas que florecen en primavera como el Geranium lucidum L. en este otro post de EcologíaVerde sobre 22 flores de primavera.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-304</text:p>
          </table:table-cell>
          <table:table-cell table:style-name="ce2" office:value-type="string" calcext:value-type="string">
            <text:p>Geranium molle L.</text:p>
          </table:table-cell>
          <table:table-cell table:style-name="ce2" office:value-type="string" calcext:value-type="string">
            <text:p>Ornamentales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string" calcext:value-type="string">
            <text:p>Viveros Guzman</text:p>
          </table:table-cell>
          <table:table-cell table:style-name="ce2" office:value-type="string" calcext:value-type="string">
            <text:p>Es una de las especies más utilizadas en jardinería ya que puede plantarse con facilidad y ser usada como planta tapizante para jardines frondoso, gracias al color verde de sus hojas. El Geranium molle L. también es conocido como geranio muelle o alfilerillo. Esta herbácea anual es capaz de sobrevivir al invierno de ahí su utilización como elemento de color en muchos parterres y jardines. Su época de floración es en verano y da flores individuales de color morado o azulado.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-300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string" calcext:value-type="string">
            <text:p>Frutales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Trops</text:p>
          </table:table-cell>
          <table:table-cell table:style-name="ce2" office:value-type="string" calcext:value-type="string">
            <text:p>Las especiales condiciones subtropicales de la Costa Tropical favorecen la producción de un mango de excelente calidad con más aroma y sabor, con una pulpa jugosa y carnosa sin presencia de fibras.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-301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Frutales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Trops</text:p>
          </table:table-cell>
          <table:table-cell table:style-name="ce2" office:value-type="string" calcext:value-type="string">
            <text:p>España y más concretamente la Costa Tropical, es el primer productor mundial de chirimoya con el 80% de la producción repartida por más de 3.000 hectáreas. La Chirimoya de la Costa Tropical se cultiva en la costa occidental de Granada (Ítrabo, Jete, Molvizar, Lobres_x0085_) <text:s/>y en la costa este de Málaga, gracias a sus condiciones climáticas subtropicales.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-302</text:p>
          </table:table-cell>
          <table:table-cell table:style-name="ce2" office:value-type="string" calcext:value-type="string">
            <text:p>Aguacate</text:p>
          </table:table-cell>
          <table:table-cell table:style-name="ce2" office:value-type="string" calcext:value-type="string">
            <text:p>Frutales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Trops</text:p>
          </table:table-cell>
          <table:table-cell table:style-name="ce2" office:value-type="string" calcext:value-type="string">
            <text:p>El aguacate es una especie subtropical que necesita para su cultivo temperaturas superiores a 15º pero que nunca superen los 35 grados, por lo que la Costa Tropical, ofrece a los agricultores las mejores condiciones para su producción.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_20_plantas" style:display-name="PageStyle_datos plan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Dev/6.0.5.2$Linux_X86_64 LibreOffice_project/</meta:generator>
  </office:meta>
</office:document-meta>
</file>